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F0000005D127B64B7CBC3129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imes New Roman1" svg:font-family="'Times New Roman', serif"/>
    <style:font-face style:name="Courier New" svg:font-family="'Courier New'" style:font-family-generic="modern"/>
    <style:font-face style:name="Lucida Sans1" svg:font-family="'Lucida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7.228cm" fo:margin-left="-0.1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17.22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.13" style:family="table-row">
      <style:table-row-properties style:min-row-height="0.658cm" fo:background-color="transparent" fo:keep-together="auto">
        <style:background-image/>
      </style:table-row-properties>
    </style:style>
    <style:style style:name="Tabla3.A13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14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able_20_Contents">
      <style:paragraph-properties style:snap-to-layout-grid="false"/>
      <style:text-properties officeooo:paragraph-rsid="000b4e56"/>
    </style:style>
    <style:style style:name="P2" style:family="paragraph" style:parent-style-name="Table_20_Contents">
      <loext:graphic-properties draw:fill-image-width="0cm" draw:fill-image-height="0cm"/>
      <style:paragraph-properties fo:margin-top="0.101cm" fo:margin-bottom="0.12cm" loext:contextual-spacing="false" fo:line-height="100%" fo:text-align="center" style:justify-single-word="false" style:shadow="none" style:snap-to-layout-grid="false" style:writing-mode="lr-tb"/>
      <style:text-properties style:font-name="Arial" fo:font-size="10pt" fo:font-weight="bold" officeooo:paragraph-rsid="000b4e56" style:font-size-asian="10pt" style:font-weight-asian="bold" style:font-name-complex="Arial" style:font-size-complex="10pt" style:font-weight-complex="bold"/>
    </style:style>
    <style:style style:name="P3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style:font-name="Arial" fo:font-size="10pt" officeooo:rsid="000901a0" officeooo:paragraph-rsid="000b4e56" style:font-size-asian="10pt" style:font-name-complex="Arial" style:font-size-complex="10pt"/>
    </style:style>
    <style:style style:name="P4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officeooo:paragraph-rsid="000b4e56"/>
    </style:style>
    <style:style style:name="P5" style:family="paragraph" style:parent-style-name="Standard">
      <style:text-properties officeooo:paragraph-rsid="000b4e56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09fea1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weight="bold" officeooo:paragraph-rsid="0009fea1" style:font-size-asian="12pt" style:font-weight-asian="bold" style:font-name-complex="Arial" style:font-size-complex="12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/>
      <style:text-properties style:font-name="Arial" fo:font-size="12pt" officeooo:paragraph-rsid="0009fea1" style:font-size-asian="12pt" style:font-name-complex="Arial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50%"/>
      <style:text-properties officeooo:paragraph-rsid="0009fea1"/>
    </style:style>
    <style:style style:name="P12" style:family="paragraph" style:parent-style-name="Text_20_body">
      <style:paragraph-properties fo:margin-left="0.834cm" fo:margin-right="0cm" fo:margin-top="0cm" fo:margin-bottom="0cm" loext:contextual-spacing="false" fo:line-height="150%" fo:text-indent="0cm" style:auto-text-indent="false"/>
      <style:text-properties style:font-name="Arial" fo:font-size="12pt" officeooo:paragraph-rsid="0009fea1" style:font-size-asian="12pt" style:font-name-complex="Arial" style:font-size-complex="12pt"/>
    </style:style>
    <style:style style:name="P13" style:family="paragraph" style:parent-style-name="Standard">
      <style:paragraph-properties fo:margin-top="0.201cm" fo:margin-bottom="0.201cm" loext:contextual-spacing="false" fo:line-height="100%" style:writing-mode="page"/>
      <style:text-properties style:font-name="Arial" fo:font-size="10.5pt" officeooo:paragraph-rsid="000747e7" style:font-size-asian="10.5pt" style:font-size-complex="10.5pt"/>
    </style:style>
    <style:style style:name="P14" style:family="paragraph" style:parent-style-name="Table_20_Contents">
      <style:paragraph-properties fo:margin-top="0.201cm" fo:margin-bottom="0.201cm" loext:contextual-spacing="false" fo:line-height="100%" fo:text-align="center" style:justify-single-word="false" style:writing-mode="page"/>
      <style:text-properties style:font-name="Arial" fo:font-size="10.5pt" fo:font-weight="bold" officeooo:rsid="000ff10d" officeooo:paragraph-rsid="0007b4d1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margin-top="0.201cm" fo:margin-bottom="0.201cm" loext:contextual-spacing="false"/>
      <style:text-properties style:font-name="Arial" fo:font-size="10.5pt" officeooo:paragraph-rsid="000747e7" style:font-size-asian="10.5pt" style:font-size-complex="10.5pt"/>
    </style:style>
    <style:style style:name="P16" style:family="paragraph" style:parent-style-name="Standard">
      <style:paragraph-properties fo:margin-top="0.201cm" fo:margin-bottom="0.201cm" loext:contextual-spacing="false"/>
      <style:text-properties style:font-name="Arial" fo:font-size="10.5pt" officeooo:paragraph-rsid="000747e7"/>
    </style:style>
    <style:style style:name="P17" style:family="paragraph" style:parent-style-name="Table_20_Contents">
      <style:paragraph-properties fo:margin-top="0.201cm" fo:margin-bottom="0.201cm" loext:contextual-spacing="false" fo:text-align="center" style:justify-single-word="false"/>
      <style:text-properties style:font-name="Arial" fo:font-size="10.5pt" fo:font-weight="bold" officeooo:rsid="00118684" officeooo:paragraph-rsid="0007b4d1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margin-top="0.201cm" fo:margin-bottom="0.201cm" loext:contextual-spacing="false" fo:text-align="center" style:justify-single-word="false"/>
      <style:text-properties style:font-name="Arial" fo:font-size="10.5pt" fo:font-weight="bold" officeooo:rsid="0012a6b6" officeooo:paragraph-rsid="0007b4d1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margin-top="0.201cm" fo:margin-bottom="0.201cm" loext:contextual-spacing="false" fo:text-align="center" style:justify-single-word="false"/>
      <style:text-properties style:font-name="Arial" fo:font-size="10.5pt" fo:font-weight="bold" officeooo:rsid="00152ff6" officeooo:paragraph-rsid="0007b4d1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top="0cm" fo:margin-bottom="0.199cm" loext:contextual-spacing="false" fo:line-height="150%" style:writing-mode="page"/>
      <style:text-properties style:font-name="Arial" fo:font-size="10.5pt" officeooo:paragraph-rsid="00085891" style:font-size-asian="10.5pt" style:font-size-complex="10.5pt"/>
    </style:style>
    <style:style style:name="P21" style:family="paragraph" style:parent-style-name="Standard" style:list-style-name="L5">
      <style:paragraph-properties fo:margin-top="0cm" fo:margin-bottom="0cm" loext:contextual-spacing="false" fo:line-height="150%" fo:text-align="justify" style:justify-single-word="false" style:writing-mode="page"/>
      <style:text-properties style:text-position="4% 100%" style:font-name="Arial" fo:font-size="12pt" fo:letter-spacing="0.004cm" fo:font-weight="normal" officeooo:rsid="001f4516" officeooo:paragraph-rsid="0009fea1" style:font-size-asian="12pt" style:font-weight-asian="normal" style:font-name-complex="Arial" style:font-size-complex="12pt" style:font-weight-complex="normal"/>
    </style:style>
    <style:style style:name="P22" style:family="paragraph" style:parent-style-name="Text_20_body" style:list-style-name="L1">
      <style:paragraph-properties fo:margin-top="0cm" fo:margin-bottom="0cm" loext:contextual-spacing="false" fo:line-height="150%"/>
      <style:text-properties officeooo:paragraph-rsid="000b283b"/>
    </style:style>
    <style:style style:name="P23" style:family="paragraph" style:parent-style-name="Text_20_body" style:list-style-name="L2">
      <style:paragraph-properties fo:margin-top="0cm" fo:margin-bottom="0cm" loext:contextual-spacing="false" fo:line-height="150%"/>
      <style:text-properties officeooo:paragraph-rsid="0009fea1"/>
    </style:style>
    <style:style style:name="P24" style:family="paragraph" style:parent-style-name="Text_20_body" style:list-style-name="L3">
      <style:paragraph-properties fo:margin-top="0cm" fo:margin-bottom="0cm" loext:contextual-spacing="false" fo:line-height="150%"/>
      <style:text-properties officeooo:paragraph-rsid="0009fea1"/>
    </style:style>
    <style:style style:name="P25" style:family="paragraph" style:parent-style-name="Text_20_body" style:list-style-name="L5">
      <style:paragraph-properties fo:margin-top="0cm" fo:margin-bottom="0cm" loext:contextual-spacing="false" fo:line-height="150%"/>
      <style:text-properties officeooo:paragraph-rsid="0009fea1"/>
    </style:style>
    <style:style style:name="P26" style:family="paragraph" style:parent-style-name="Text_20_body" style:list-style-name="L4">
      <style:paragraph-properties fo:margin-top="0cm" fo:margin-bottom="0cm" loext:contextual-spacing="false" fo:line-height="150%"/>
      <style:text-properties style:font-name="Arial" fo:font-size="12pt" fo:font-weight="bold" officeooo:paragraph-rsid="0009fea1" style:font-size-asian="12pt" style:font-name-complex="Arial" style:font-size-complex="12pt"/>
    </style:style>
    <style:style style:name="P27" style:family="paragraph" style:parent-style-name="Text_20_body" style:list-style-name="L5">
      <style:paragraph-properties fo:margin-top="0cm" fo:margin-bottom="0cm" loext:contextual-spacing="false" fo:line-height="150%"/>
      <style:text-properties style:font-name="Arial" fo:font-size="12pt" fo:font-weight="bold" officeooo:paragraph-rsid="0009fea1" style:font-size-asian="12pt" style:font-name-complex="Arial" style:font-size-complex="12pt"/>
    </style:style>
    <style:style style:name="P28" style:family="paragraph" style:parent-style-name="Text_20_body" style:list-style-name="L5">
      <style:paragraph-properties fo:margin-top="0cm" fo:margin-bottom="0cm" loext:contextual-spacing="false" fo:line-height="150%"/>
      <style:text-properties style:font-name="Arial" fo:font-size="12pt" officeooo:paragraph-rsid="0009fea1" style:font-size-asian="12pt" style:font-name-complex="Arial" style:font-size-complex="12pt"/>
    </style:style>
    <style:style style:name="T1" style:family="text">
      <style:text-properties fo:language="es" fo:country="ES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officeooo:rsid="001a1fb6" style:font-size-asian="10pt" style:font-name-complex="Arial" style:font-size-complex="10pt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style:font-name="Arial" fo:font-size="12pt" officeooo:rsid="0007f305" style:font-size-asian="12pt" style:font-name-complex="Arial" style:font-size-complex="12pt"/>
    </style:style>
    <style:style style:name="T8" style:family="text">
      <style:text-properties style:font-name="Arial" fo:font-size="12pt" officeooo:rsid="000a5d18" style:font-size-asian="12pt" style:font-name-complex="Arial" style:font-size-complex="12pt"/>
    </style:style>
    <style:style style:name="T9" style:family="text">
      <style:text-properties style:font-name="Arial" fo:font-size="12pt" fo:font-weight="bold" style:font-size-asian="12pt" style:font-name-complex="Arial" style:font-size-complex="12pt"/>
    </style:style>
    <style:style style:name="T10" style:family="text">
      <style:text-properties style:font-name="Arial" fo:font-size="12pt" fo:font-weight="bold" officeooo:rsid="000a5d18" style:font-size-asian="12pt" style:font-name-complex="Arial" style:font-size-complex="12pt"/>
    </style:style>
    <style:style style:name="T11" style:family="text">
      <style:text-properties fo:font-weight="bold"/>
    </style:style>
    <style:style style:name="T12" style:family="text">
      <style:text-properties style:font-name-complex="Arial"/>
    </style:style>
    <style:style style:name="T13" style:family="text">
      <style:text-properties fo:color="#1a1a1a" fo:font-weight="normal" style:font-weight-asian="normal" style:font-weight-complex="normal"/>
    </style:style>
    <style:style style:name="T14" style:family="text">
      <style:text-properties fo:color="#1a1a1a" fo:font-weight="normal" officeooo:rsid="0002eb48" style:font-weight-asian="normal" style:font-weight-complex="normal"/>
    </style:style>
    <style:style style:name="T15" style:family="text">
      <style:text-properties fo:color="#1a1a1a" fo:font-weight="normal" officeooo:rsid="000ff10d" style:font-weight-asian="normal" style:font-weight-complex="normal"/>
    </style:style>
    <style:style style:name="T16" style:family="text">
      <style:text-properties fo:color="#1a1a1a" fo:font-weight="normal" officeooo:rsid="00118684" style:font-weight-asian="normal" style:font-weight-complex="normal"/>
    </style:style>
    <style:style style:name="T17" style:family="text">
      <style:text-properties fo:color="#1a1a1a" fo:font-weight="normal" officeooo:rsid="00145404" style:font-weight-asian="normal" style:font-weight-complex="normal"/>
    </style:style>
    <style:style style:name="T18" style:family="text">
      <style:text-properties fo:color="#1a1a1a" fo:font-weight="normal" officeooo:rsid="00152ff6" style:font-weight-asian="normal" style:font-weight-complex="normal"/>
    </style:style>
    <style:style style:name="T19" style:family="text">
      <style:text-properties fo:color="#1a1a1a" fo:font-weight="normal" style:font-size-asian="10.5pt" style:font-weight-asian="normal" style:font-size-complex="10.5pt" style:font-weight-complex="normal"/>
    </style:style>
    <style:style style:name="T20" style:family="text">
      <style:text-properties fo:color="#1a1a1a" fo:font-weight="normal" officeooo:rsid="0002eb48" style:font-size-asian="10.5pt" style:font-weight-asian="normal" style:font-size-complex="10.5pt" style:font-weight-complex="normal"/>
    </style:style>
    <style:style style:name="T21" style:family="text">
      <style:text-properties fo:color="#1a1a1a" fo:font-weight="normal" officeooo:rsid="00152ff6" style:font-size-asian="10.5pt" style:font-weight-asian="normal" style:font-size-complex="10.5pt" style:font-weight-complex="normal"/>
    </style:style>
    <style:style style:name="T22" style:family="text">
      <style:text-properties officeooo:rsid="000747e7"/>
    </style:style>
    <style:style style:name="T23" style:family="text">
      <style:text-properties fo:color="#00000a" style:font-name="Times New Roman1" fo:font-size="10pt" fo:font-weight="normal" officeooo:rsid="000ff10d" style:font-weight-asian="normal" style:font-weight-complex="normal"/>
    </style:style>
    <style:style style:name="T24" style:family="text">
      <style:text-properties fo:color="#00000a" style:font-name="Times New Roman1" fo:font-size="10pt" fo:font-weight="normal" officeooo:rsid="00118684" style:font-weight-asian="normal" style:font-weight-complex="normal"/>
    </style:style>
    <style:style style:name="T25" style:family="text">
      <style:text-properties fo:color="#00000a" style:font-name="Times New Roman1" fo:font-size="10pt" fo:font-weight="normal" officeooo:rsid="00145404" style:font-weight-asian="normal" style:font-weight-complex="normal"/>
    </style:style>
    <style:style style:name="T26" style:family="text">
      <style:text-properties fo:color="#00000a" style:font-name="Times New Roman1" fo:font-size="10pt" fo:font-weight="normal" officeooo:rsid="00152ff6" style:font-weight-asian="normal" style:font-weight-complex="normal"/>
    </style:style>
    <style:style style:name="T27" style:family="text">
      <style:text-properties fo:color="#00000a" style:font-name="Times New Roman1" fo:font-size="10pt" fo:font-weight="bold" officeooo:rsid="000ff10d" style:font-weight-asian="normal" style:font-weight-complex="normal"/>
    </style:style>
    <style:style style:name="T28" style:family="text">
      <style:text-properties fo:color="#00000a" style:font-name="Times New Roman1" fo:font-size="10pt" fo:font-weight="bold" officeooo:rsid="0007c20c" style:font-weight-asian="normal" style:font-weight-complex="normal"/>
    </style:style>
    <style:style style:name="T29" style:family="text">
      <style:text-properties fo:color="#00000a" style:font-name="Times New Roman1" fo:font-size="10pt" fo:font-weight="bold" officeooo:rsid="00118684" style:font-weight-asian="normal" style:font-weight-complex="normal"/>
    </style:style>
    <style:style style:name="T30" style:family="text">
      <style:text-properties fo:color="#00000a" style:font-name="Times New Roman1" fo:font-size="10pt" fo:font-weight="bold" officeooo:rsid="00145404" style:font-weight-asian="normal" style:font-weight-complex="normal"/>
    </style:style>
    <style:style style:name="T31" style:family="text">
      <style:text-properties fo:color="#00000a" style:font-name="Times New Roman1" fo:font-size="10pt" fo:font-weight="bold" officeooo:rsid="00152ff6" style:font-weight-asian="normal" style:font-weight-complex="normal"/>
    </style:style>
    <style:style style:name="T32" style:family="text">
      <style:text-properties fo:color="#00000a" style:font-name="Times New Roman1" fo:font-size="10pt" fo:font-weight="bold" officeooo:rsid="00085891" style:font-weight-asian="normal" style:font-weight-complex="normal"/>
    </style:style>
    <style:style style:name="T33" style:family="text">
      <style:text-properties fo:font-variant="normal" fo:text-transform="none" fo:font-weight="bold"/>
    </style:style>
    <style:style style:name="T34" style:family="text">
      <style:text-properties style:font-name="Times New Roman1" fo:font-size="10pt"/>
    </style:style>
    <style:style style:name="T35" style:family="text">
      <style:text-properties officeooo:rsid="000a5d18"/>
    </style:style>
    <style:style style:name="T36" style:family="text">
      <style:text-properties style:text-position="4% 100%" style:font-name="Arial" fo:font-size="12pt" fo:letter-spacing="0.004cm" fo:font-weight="normal" officeooo:rsid="001f4516" style:font-size-asian="12pt" style:font-weight-asian="normal" style:font-name-complex="Arial" style:font-size-complex="12pt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07f305"/>
    </style:style>
    <style:style style:name="fr1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<text:span text:style-name="T12">CRITERIOS DE <text:s/>EVALUACIÓN </text:span>TECNOLOGÍAS DE LA INFORMACIÓN Y LA COMUNICACIÓN DE <text:span text:style-name="T22">1</text:span>º <text:span text:style-name="T22">BACHILLERATO</text:span></text:p>
          </table:table-cell>
        </table:table-row>
        <table:table-row table:style-name="Tabla3.1">
          <table:table-cell table:style-name="Tabla3.A1" office:value-type="string">
            <text:p text:style-name="P14">Bloque 1. La sociedad de la información y el ordenador</text:p>
          </table:table-cell>
        </table:table-row>
        <table:table-row table:style-name="Tabla3.1">
          <table:table-cell table:style-name="Tabla3.A3" office:value-type="string">
            <text:p text:style-name="P13"><text:span text:style-name="T13">1. </text:span><text:span text:style-name="T15">Analizar y valorar las influencias de las tecnologías de la información y la comunicación en la transformación de la sociedad actual, tanto en los ámbitos de la adquisición del conocimiento como en los de la producción.</text:span></text:p>
            <text:p text:style-name="P20"><text:span text:style-name="T23">Competencias relacionadas: </text:span><text:span text:style-name="T27">C</text:span><text:span text:style-name="T28">D</text:span><text:span text:style-name="T27">, C</text:span><text:span text:style-name="T32">L, SIEE</text:span></text:p>
          </table:table-cell>
        </table:table-row>
        <table:table-row table:style-name="Tabla3.1">
          <table:table-cell table:style-name="Tabla3.A1" office:value-type="string">
            <text:p text:style-name="P17">Bloque 2. Arquitectura de ordenadores</text:p>
          </table:table-cell>
        </table:table-row>
        <table:table-row table:style-name="Tabla3.1">
          <table:table-cell table:style-name="Tabla3.A3" office:value-type="string">
            <text:p text:style-name="P15"><text:span text:style-name="T13">2. </text:span><text:span text:style-name="T16">Configurar ordenadores y equipos informáticos identificando los subsistemas que los componen, describiendo sus características y relacionando cada elemento con las prestaciones del conjunto.</text:span></text:p>
            <text:p text:style-name="P20"><text:span text:style-name="T24">Competencias relacionadas: </text:span><text:span text:style-name="T29">C</text:span><text:span text:style-name="T28">D</text:span><text:span text:style-name="T29">, </text:span><text:span text:style-name="T32">CL</text:span></text:p>
          </table:table-cell>
        </table:table-row>
        <table:table-row table:style-name="Tabla3.1">
          <table:table-cell table:style-name="Tabla3.A1" office:value-type="string">
            <text:p text:style-name="P15"><text:span text:style-name="T13">3. </text:span><text:span text:style-name="T16">Instalar y utilizar software de propósito general y de aplicación evaluando sus características y entornos de aplicación.</text:span></text:p>
            <text:p text:style-name="P20"><text:span text:style-name="T24">Competencias relacionadas: </text:span><text:span text:style-name="T29">C</text:span><text:span text:style-name="T28">D</text:span></text:p>
          </table:table-cell>
        </table:table-row>
        <table:table-row table:style-name="Tabla3.1">
          <table:table-cell table:style-name="Tabla3.A1" office:value-type="string">
            <text:p text:style-name="P18">Bloque 3. Software para sistemas informáticos</text:p>
          </table:table-cell>
        </table:table-row>
        <table:table-row table:style-name="Tabla3.1">
          <table:table-cell table:style-name="Tabla3.A3" office:value-type="string">
            <text:p text:style-name="P15"><text:span text:style-name="T13">4. </text:span><text:span text:style-name="T17">Utilizar aplicaciones informáticas de escritorio o web como instrumentos de resolución de problemas específicos.</text:span></text:p>
            <text:p text:style-name="P20"><text:span text:style-name="T25">Competencias relacionadas: </text:span><text:span text:style-name="T30">C</text:span><text:span text:style-name="T32">D, CL, CMCT </text:span></text:p>
          </table:table-cell>
        </table:table-row>
        <table:table-row table:style-name="Tabla3.1">
          <table:table-cell table:style-name="Tabla3.A1" office:value-type="string">
            <text:p text:style-name="P19">Bloque 4. Redes de ordenadores</text:p>
          </table:table-cell>
        </table:table-row>
        <table:table-row table:style-name="Tabla3.1">
          <table:table-cell table:style-name="Tabla3.A3" office:value-type="string">
            <text:p text:style-name="P15"><text:span text:style-name="T13">5. </text:span><text:span text:style-name="T18">Analizar las principales topologías utilizadas en el diseño de redes de ordenadores relacionándolas con el área de aplicación y con las tecnologías empleadas.</text:span></text:p>
            <text:p text:style-name="P20"><text:span text:style-name="T26">Competencias relacionadas: </text:span><text:span text:style-name="T31">C</text:span><text:span text:style-name="T28">D</text:span><text:span text:style-name="T31">, </text:span><text:span text:style-name="T32">AA, CMCT</text:span></text:p>
          </table:table-cell>
        </table:table-row>
        <table:table-row table:style-name="Tabla3.1">
          <table:table-cell table:style-name="Tabla3.A1" office:value-type="string">
            <text:p text:style-name="P15"><text:span text:style-name="T13">6. </text:span><text:span text:style-name="T18">Analizar la función de los equipos de conexión que permiten realizar configuraciones de redes y su interconexión con redes de área extensa.</text:span></text:p>
            <text:p text:style-name="P20"><text:span text:style-name="T26">Competencias relacionadas: </text:span><text:span text:style-name="T31">C</text:span><text:span text:style-name="T28">D</text:span><text:span text:style-name="T31">, </text:span><text:span text:style-name="T32">AA</text:span></text:p>
          </table:table-cell>
        </table:table-row>
        <table:table-row table:style-name="Tabla3.1">
          <table:table-cell table:style-name="Tabla3.A1" office:value-type="string">
            <text:p text:style-name="P15"><text:span text:style-name="T13">7. </text:span><text:span text:style-name="T18">Describir los niveles del modelo OSI y TCP/IP, relacionándolos con sus funciones en una red informática.</text:span></text:p>
            <text:p text:style-name="P20"><text:span text:style-name="T26">Competencias relacionadas: </text:span><text:span text:style-name="T31">C</text:span><text:span text:style-name="T28">D</text:span><text:span text:style-name="T31">, </text:span><text:span text:style-name="T32">CL</text:span></text:p>
          </table:table-cell>
        </table:table-row>
        <table:table-row table:style-name="Tabla3.13">
          <table:table-cell table:style-name="Tabla3.A13" office:value-type="string">
            <text:p text:style-name="P19">Bloque 5. Programación</text:p>
          </table:table-cell>
        </table:table-row>
        <table:table-row table:style-name="Tabla3.13">
          <table:table-cell table:style-name="Tabla3.A14" office:value-type="string">
            <text:p text:style-name="P15"><text:span text:style-name="T13">8. </text:span><text:span text:style-name="T18">Aplicar algoritmos a la resolución de los problemas más frecuentes que se presentan al trabajar con estructuras de datos.</text:span></text:p>
            <text:p text:style-name="P20"><text:span text:style-name="T26">Competencias relacionadas: </text:span><text:span text:style-name="T31">C</text:span><text:span text:style-name="T28">D</text:span><text:span text:style-name="T31">, </text:span><text:span text:style-name="T32">CMCT</text:span></text:p>
          </table:table-cell>
        </table:table-row>
        <table:table-row table:style-name="Tabla3.1">
          <table:table-cell table:style-name="Tabla3.A1" office:value-type="string">
            <text:p text:style-name="P15"><text:span text:style-name="T13">9. </text:span><text:span text:style-name="T18">Analizar y resolver problemas de tratamiento de información dividiéndolos en subproblemas y </text:span><text:soft-page-break/><text:span text:style-name="T18">definiendo algoritmos que los resuelven.</text:span></text:p>
            <text:p text:style-name="P20"><text:span text:style-name="T26">Competencias relacionadas: </text:span><text:span text:style-name="T31">C</text:span><text:span text:style-name="T28">D</text:span><text:span text:style-name="T31">, </text:span><text:span text:style-name="T32">AA, CL</text:span></text:p>
          </table:table-cell>
        </table:table-row>
        <table:table-row table:style-name="Tabla3.1">
          <table:table-cell table:style-name="Tabla3.A3" office:value-type="string">
            <text:p text:style-name="P16"><text:span text:style-name="T20">10</text:span><text:span text:style-name="T19">. </text:span><text:span text:style-name="T21">Analizar la estructura de programas informáticos, identificando y relacionando los elementos propios del lenguaje de programación utilizado.</text:span></text:p>
            <text:p text:style-name="P20"><text:span text:style-name="T26">Competencias relacionadas: </text:span><text:span text:style-name="T31">C</text:span><text:span text:style-name="T28">D</text:span><text:span text:style-name="T31">, </text:span><text:span text:style-name="T32">AA</text:span></text:p>
          </table:table-cell>
        </table:table-row>
        <table:table-row table:style-name="Tabla3.1">
          <table:table-cell table:style-name="Tabla3.A3" office:value-type="string">
            <text:p text:style-name="P16"><text:span text:style-name="T20">11</text:span><text:span text:style-name="T19">. </text:span><text:span text:style-name="T21">Conocer y comprender la sintaxis y la semántica de las construcciones básicas de un lenguaje de programación.</text:span></text:p>
            <text:p text:style-name="P20"><text:span text:style-name="T26">Competencias relacionadas: </text:span><text:span text:style-name="T31">C</text:span><text:span text:style-name="T28">D</text:span><text:span text:style-name="T31">, </text:span><text:span text:style-name="T32">CL, CMCT</text:span></text:p>
          </table:table-cell>
        </table:table-row>
        <table:table-row table:style-name="Tabla3.1">
          <table:table-cell table:style-name="Tabla3.A3" office:value-type="string">
            <text:p text:style-name="P15"><text:span text:style-name="T14">12</text:span><text:span text:style-name="T13">. </text:span><text:span text:style-name="T18">Realizar pequeños programas de aplicación en un lenguaje de programación determinado aplicándolos a la solución de problemas reales.</text:span></text:p>
            <text:p text:style-name="P20"><text:span text:style-name="T26">Competencias relacionadas: </text:span><text:span text:style-name="T31">C</text:span><text:span text:style-name="T28">D</text:span><text:span text:style-name="T31">, </text:span><text:span text:style-name="T32">AA, CMCT</text:span></text:p>
          </table:table-cell>
        </table:table-row>
      </table:table>
      <text:p text:style-name="P6"/>
      <text:p text:style-name="P6"/>
      <text:p text:style-name="P9"><text:span text:style-name="T37">C</text:span><text:span text:style-name="T38">riterios</text:span><text:span text:style-name="T37"> </text:span><text:span text:style-name="T38">de</text:span><text:span text:style-name="T37"> C</text:span><text:span text:style-name="T38">alificación</text:span><text:span text:style-name="T37">:</text:span></text:p>
      <text:p text:style-name="P10"><text:tab/>El objetivo es que el alumnado adquiera las Competencias Claves adecuadas a su nivel competencial. Estas son : la competencia matemática ciencia y tecnología, lingüística, la digital, conciencia y expresiones culturales, la social y cívica, aprender a aprender y la de sentido de iniciativa y espíritu emprendedor. Estas se calificaran de 0 a 10, por medio de los criterios de evaluación, una vez recogida la información a través de los instrumentos de evaluación.</text:p>
      <text:p text:style-name="P10"><text:tab/>Una vez calificadas las competencias claves utilizaremos como criterios de calificación, para la nota final de la materia, los siguientes.</text:p>
      <text:list xml:id="list6328032032835162843" text:style-name="L1">
        <text:list-item>
          <text:p text:style-name="P22"><text:span text:style-name="T9">El 70 % de la nota </text:span><text:span text:style-name="T6">lo aportarán las competencias: Competencia Digital</text:span><text:span text:style-name="T7"> (CD)</text:span><text:span text:style-name="T6">, Aprender a </text:span><text:span text:style-name="T7">A</text:span><text:span text:style-name="T6">prender</text:span><text:span text:style-name="T7"> (AA), Competencia Matemática Ciencia y Tecnología (CMCT) <text:s/>y Competencia</text:span><text:span text:style-name="T6"> </text:span><text:span text:style-name="T7">L</text:span><text:span text:style-name="T6">ingüística</text:span><text:span text:style-name="T7"> (CL).</text:span><text:span text:style-name="T6"> </text:span></text:p>
        </text:list-item>
        <text:list-item>
          <text:p text:style-name="P22"><text:span text:style-name="T9">RESTO (30 % ): </text:span><text:span text:style-name="T6">se valorarán la</text:span><text:span text:style-name="T7">,</text:span><text:span text:style-name="T6"> </text:span><text:span text:style-name="T7">C</text:span><text:span text:style-name="T6">ompetencia Social y Cívica</text:span><text:span text:style-name="T7"> (CSC), </text:span><text:span text:style-name="T6">la </text:span><text:span text:style-name="T7">Competencia</text:span><text:span text:style-name="T6"> de Sentido de </text:span><text:span text:style-name="T7">I</text:span><text:span text:style-name="T6">niciativa y </text:span><text:span text:style-name="T7">E</text:span><text:span text:style-name="T6">spíritu </text:span><text:span text:style-name="T7">E</text:span><text:span text:style-name="T6">mprendedor </text:span><text:span text:style-name="T7">(SIEE) y Conciencia y Expresiones Culturales (CEC)</text:span><text:span text:style-name="T6">, con los siguientes criterios de evaluación:</text:span></text:p>
        </text:list-item>
      </text:list>
      <text:p text:style-name="P12"><text:span text:style-name="T11"><text:tab/>1.</text:span><text:span text:style-name="T33"> </text:span>Realizar las tareas encomendadas para casa.</text:p>
      <text:p text:style-name="P12"><text:span text:style-name="T11"><text:tab/>2.</text:span><text:span text:style-name="T33"> </text:span>Tener buena disposición e interés por aprender, de manera constante y gradual. Prestar atención, participar y colaborar para mantener un clima de trabajo adecuado.</text:p>
      <text:p text:style-name="P12"><text:soft-page-break/><text:span text:style-name="T11"><text:tab/>3.</text:span><text:span text:style-name="T33"> </text:span>Respetar a sus compañeros en puestas en común, en el trabajo en grupo e individual.</text:p>
      <text:p text:style-name="P12"><text:span text:style-name="T11"><text:tab/>4.</text:span><text:span text:style-name="T33"> </text:span>Revisar y presentar de forma ordenada y clara los procesos seguidos y los resultados obtenidos en ejercicios, problemas, apuntes, etc.</text:p>
      <text:p text:style-name="P12"><text:span text:style-name="T11"><text:tab/>5.</text:span><text:span text:style-name="T33"> </text:span>Respetar las normas de convivencia generales, en el aula, recogidas en el NOF.</text:p>
      <text:p text:style-name="P7"/>
      <text:p text:style-name="P7">Instrumentos de evaluación:</text:p>
      <text:p text:style-name="P7"/>
      <text:p text:style-name="P11"><text:span text:style-name="T34"><text:tab/></text:span><text:span text:style-name="T6">Los instrumentos de evaluación que se utilizarán para comprobar si el alumno ha conseguido las capacidades a las que se refiere cada uno de los diferentes criterios de evaluación son los siguientes:</text:span></text:p>
      <text:list xml:id="list7135722313793814198" text:style-name="L2">
        <text:list-item>
          <text:p text:style-name="P23"><text:span text:style-name="T9">PRUEBAS </text:span><text:span text:style-name="T10">OBJETIVAS</text:span><text:span text:style-name="T6">: Exámenes o controles de forma oral o escrita</text:span></text:p>
        </text:list-item>
      </text:list>
      <text:p text:style-name="P10"><text:tab/><text:span text:style-name="T35">C</text:span>omo globalización de varios procesos de aprendizaje <text:span text:style-name="T35">s</text:span>e realizarán al finalizar una unidad didáctica o en cualquier otro momento. Para observar los avances efectuados en la adquisición de las competencias y los objetivos.</text:p>
      <text:list xml:id="list8617636093899788815" text:style-name="L3">
        <text:list-item>
          <text:p text:style-name="P24"><text:span text:style-name="T9">TRABAJOS </text:span><text:span text:style-name="T10">Y PROYECTOS</text:span></text:p>
        </text:list-item>
      </text:list>
      <text:p text:style-name="P10"><text:tab/>Estos serán relacionados con los contenidos trabajados en cada tema. Su objetivo es orientar y guiar a los estudiantes en la percepción de sus propios progresos y preparación para las pruebas escritas.</text:p>
      <text:list xml:id="list7483730817537970968" text:style-name="L4">
        <text:list-item>
          <text:p text:style-name="P26">TAREAS</text:p>
        </text:list-item>
      </text:list>
      <text:p text:style-name="P10"><text:tab/>Útiles para observar la creatividad, la autonomía en el aprendizaje, si tiene o no iniciativa y el tesón en la resolución de problemas y un instrumento clave para valorar la competencia “aprender a aprender”.</text:p>
      <text:list xml:id="list1119987537657799593" text:style-name="L5">
        <text:list-item>
          <text:p text:style-name="P27">OBSERVACIÓN DIRECTA DE CADA ALUMNO</text:p>
          <text:list>
            <text:list-item>
              <text:p text:style-name="P28">Trabajo en clase y de casa.</text:p>
            </text:list-item>
            <text:list-item>
              <text:p text:style-name="P28">Participación en clase y en la pizarra.</text:p>
            </text:list-item>
            <text:list-item>
              <text:p text:style-name="P25"><text:span text:style-name="T6">Interés </text:span><text:span text:style-name="T8">hacia la asignatura</text:span><text:span text:style-name="T6">.</text:span></text:p>
            </text:list-item>
            <text:list-item>
              <text:p text:style-name="P21"><text:span text:style-name="T35">L</text:span>as actitudes de iniciativa e interés por el trabajo.</text:p>
            </text:list-item>
            <text:list-item>
              <text:p text:style-name="P25"><text:span text:style-name="T6">Comportamiento, </text:span><text:span text:style-name="T8">respeto a los demás</text:span><text:span text:style-name="T6">, </text:span><text:span text:style-name="T36">el cuidado y respeto por el material.</text:span></text:p>
            </text:list-item>
            <text:list-item>
              <text:p text:style-name="P28">Asistencia/Puntualidad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imes New Roman1" svg:font-family="'Times New Roman', serif"/>
    <style:font-face style:name="Courier New" svg:font-family="'Courier New'" style:font-family-generic="modern"/>
    <style:font-face style:name="Lucida Sans1" svg:font-family="'Lucida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2" style:family="table">
      <style:table-properties style:width="17.141cm" table:align="left" style:writing-mode="lr-tb"/>
    </style:style>
    <style:style style:name="Tabla22.A" style:family="table-column">
      <style:table-column-properties style:column-width="2.392cm"/>
    </style:style>
    <style:style style:name="Tabla22.B" style:family="table-column">
      <style:table-column-properties style:column-width="14.75cm"/>
    </style:style>
    <style:style style:name="Tabla22.1" style:family="table-row">
      <style:table-row-properties style:min-row-height="2.011cm" fo:keep-together="auto"/>
    </style:style>
    <style:style style:name="Tabla22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a22.B1" style:family="table-cell">
      <style:table-cell-properties style:vertical-align="top" fo:padding="0.097cm" fo:border="1pt solid #000000" style:writing-mode="lr-tb"/>
    </style:style>
    <style:style style:name="MP1" style:family="paragraph" style:parent-style-name="Table_20_Contents">
      <style:paragraph-properties style:snap-to-layout-grid="false"/>
      <style:text-properties officeooo:paragraph-rsid="000b4e56"/>
    </style:style>
    <style:style style:name="MP2" style:family="paragraph" style:parent-style-name="Table_20_Contents">
      <loext:graphic-properties draw:fill-image-width="0cm" draw:fill-image-height="0cm"/>
      <style:paragraph-properties fo:margin-top="0.101cm" fo:margin-bottom="0.12cm" loext:contextual-spacing="false" fo:line-height="100%" fo:text-align="center" style:justify-single-word="false" style:shadow="none" style:snap-to-layout-grid="false" style:writing-mode="lr-tb"/>
      <style:text-properties style:font-name="Arial" fo:font-size="10pt" fo:font-weight="bold" officeooo:paragraph-rsid="000b4e56" style:font-size-asian="10pt" style:font-weight-asian="bold" style:font-name-complex="Arial" style:font-size-complex="10pt" style:font-weight-complex="bold"/>
    </style:style>
    <style:style style:name="MP3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style:font-name="Arial" fo:font-size="10pt" officeooo:rsid="000901a0" officeooo:paragraph-rsid="000b4e56" style:font-size-asian="10pt" style:font-name-complex="Arial" style:font-size-complex="10pt"/>
    </style:style>
    <style:style style:name="MP4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officeooo:paragraph-rsid="000b4e56"/>
    </style:style>
    <style:style style:name="MP5" style:family="paragraph" style:parent-style-name="Standard">
      <style:text-properties officeooo:paragraph-rsid="000b4e56"/>
    </style:style>
    <style:style style:name="MT1" style:family="text">
      <style:text-properties fo:language="es" fo:country="ES" fo:font-weight="normal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T4" style:family="text">
      <style:text-properties style:font-name="Arial" fo:font-size="10pt" style:font-size-asian="10pt" style:font-name-complex="Arial" style:font-size-complex="10pt"/>
    </style:style>
    <style:style style:name="MT5" style:family="text">
      <style:text-properties style:font-name="Arial" fo:font-size="10pt" officeooo:rsid="001a1fb6" style:font-size-asian="10pt" style:font-name-complex="Arial" style:font-size-complex="10pt"/>
    </style:style>
    <style:style style:name="Mfr1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22" table:style-name="Tabla22">
          <table:table-column table:style-name="Tabla22.A"/>
          <table:table-column table:style-name="Tabla22.B"/>
          <table:table-row table:style-name="Tabla22.1">
            <table:table-cell table:style-name="Tabla22.A1" office:value-type="string">
              <text:p text:style-name="MP1"><draw:frame draw:style-name="Mfr1" draw:name="Imagen1" text:anchor-type="as-char" svg:y="0cm" svg:width="2.198cm" svg:height="1.843cm" draw:z-index="2"><draw:image xlink:href="Pictures/100000000000006F0000005D127B64B7CBC3129D.png" xlink:type="simple" xlink:show="embed" xlink:actuate="onLoad"/></draw:frame></text:p>
            </table:table-cell>
            <table:table-cell table:style-name="Tabla22.B1" office:value-type="string">
              <text:p text:style-name="MP2">IES HARÍA. DEPARTAMENTO DE INFORMÁTICA</text:p>
              <text:p text:style-name="MP3">1º Bachillerato</text:p>
              <text:p text:style-name="MP3"><text:span text:style-name="MT1">TECNOLOGÍAS DE LA INFORMACIÓN Y LA COMUNICACIÓN</text:span><text:span text:style-name="MT2"> </text:span></text:p>
              <text:p text:style-name="MP4"><text:span text:style-name="MT3">Curso: </text:span><text:span text:style-name="MT4">201</text:span><text:span text:style-name="MT5">6</text:span><text:span text:style-name="MT4">-1</text:span><text:span text:style-name="MT5">7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9:11:40.055000000</meta:creation-date>
    <dc:date>2016-11-24T00:37:27.271000000</dc:date>
    <meta:editing-duration>PT51M19S</meta:editing-duration>
    <meta:editing-cycles>10</meta:editing-cycles>
    <meta:generator>LibreOffice/5.2.1.2$Windows_x86 LibreOffice_project/31dd62db80d4e60af04904455ec9c9219178d620</meta:generator>
    <meta:document-statistic meta:table-count="2" meta:image-count="1" meta:object-count="0" meta:page-count="3" meta:paragraph-count="60" meta:word-count="806" meta:character-count="5339" meta:non-whitespace-character-count="4588"/>
  </office:meta>
</office:document-meta>
</file>